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0.393in" style:use-optimal-column-width="false"/>
    </style:style>
    <style:style style:name="TableColumn4" style:family="table-column">
      <style:table-column-properties style:column-width="0.7097in" style:use-optimal-column-width="false"/>
    </style:style>
    <style:style style:name="TableColumn5" style:family="table-column">
      <style:table-column-properties style:column-width="1.2854in" style:use-optimal-column-width="false"/>
    </style:style>
    <style:style style:name="TableColumn6" style:family="table-column">
      <style:table-column-properties style:column-width="0.1312in" style:use-optimal-column-width="false"/>
    </style:style>
    <style:style style:name="TableColumn7" style:family="table-column">
      <style:table-column-properties style:column-width="0.709in" style:use-optimal-column-width="false"/>
    </style:style>
    <style:style style:name="TableColumn8" style:family="table-column">
      <style:table-column-properties style:column-width="0.3541in" style:use-optimal-column-width="false"/>
    </style:style>
    <style:style style:name="TableColumn9" style:family="table-column">
      <style:table-column-properties style:column-width="0.4736in" style:use-optimal-column-width="false"/>
    </style:style>
    <style:style style:name="TableColumn10" style:family="table-column">
      <style:table-column-properties style:column-width="0.5118in" style:use-optimal-column-width="false"/>
    </style:style>
    <style:style style:name="TableColumn11" style:family="table-column">
      <style:table-column-properties style:column-width="0.209in" style:use-optimal-column-width="false"/>
    </style:style>
    <style:style style:name="TableColumn12" style:family="table-column">
      <style:table-column-properties style:column-width="0.3027in" style:use-optimal-column-width="false"/>
    </style:style>
    <style:style style:name="TableColumn13" style:family="table-column">
      <style:table-column-properties style:column-width="0.2354in" style:use-optimal-column-width="false"/>
    </style:style>
    <style:style style:name="TableColumn14" style:family="table-column">
      <style:table-column-properties style:column-width="0.5118in" style:use-optimal-column-width="false"/>
    </style:style>
    <style:style style:name="TableColumn15" style:family="table-column">
      <style:table-column-properties style:column-width="0.1444in" style:use-optimal-column-width="false"/>
    </style:style>
    <style:style style:name="TableColumn16" style:family="table-column">
      <style:table-column-properties style:column-width="0.2895in" style:use-optimal-column-width="false"/>
    </style:style>
    <style:style style:name="TableColumn17" style:family="table-column">
      <style:table-column-properties style:column-width="0.9263in" style:use-optimal-column-width="false"/>
    </style:style>
    <style:style style:name="Table2" style:family="table">
      <style:table-properties style:width="7.1875in" fo:margin-left="-0.725in" table:align="left"/>
    </style:style>
    <style:style style:name="TableRow18" style:family="table-row">
      <style:table-row-properties style:min-row-height="0.4166in" style:use-optimal-row-height="false" fo:keep-together="always"/>
    </style:style>
    <style:style style:name="TableCell19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1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3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5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0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1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2" style:family="table-row">
      <style:table-row-properties style:min-row-height="0.4861in" style:use-optimal-row-height="false" fo:keep-together="always"/>
    </style:style>
    <style:style style:name="TableCell3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48" style:family="table-row">
      <style:table-row-properties style:min-row-height="0.3291in" style:use-optimal-row-height="false" fo:keep-together="always"/>
    </style:style>
    <style:style style:name="TableCell4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3" style:family="table-row">
      <style:table-row-properties style:min-row-height="0.3631in" style:use-optimal-row-height="false" fo:keep-together="always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5" style:parent-style-name="Standard" style:family="paragraph">
      <style:paragraph-properties style:line-break="normal" style:punctuation-wrap="simple" style:text-autospace="none" style:snap-to-layout-grid="false" style:line-height-at-least="0.1666in"/>
    </style:style>
    <style:style style:name="T66" style:parent-style-name="預設段落字型" style:family="text">
      <style:text-properties style:font-name="標楷體" style:font-name-asian="標楷體" fo:font-size="10pt" style:font-size-asian="10pt"/>
    </style:style>
    <style:style style:name="T67" style:parent-style-name="預設段落字型" style:family="text">
      <style:text-properties style:font-name="標楷體" style:font-name-asian="標楷體" fo:font-size="10pt" style:font-size-asian="10pt"/>
    </style:style>
    <style:style style:name="T68" style:parent-style-name="預設段落字型" style:family="text">
      <style:text-properties style:font-name="標楷體" style:font-name-asian="標楷體" fo:font-size="10pt" style:font-size-asian="10pt"/>
    </style:style>
    <style:style style:name="T69" style:parent-style-name="預設段落字型" style:family="text">
      <style:text-properties style:font-name="標楷體" style:font-name-asian="標楷體" fo:font-size="10pt" style:font-size-asian="10pt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4" style:family="table-row">
      <style:table-row-properties style:min-row-height="0.359in" style:use-optimal-row-height="false" fo:keep-together="alway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1" style:family="table-row">
      <style:table-row-properties style:min-row-height="0.3645in" style:use-optimal-row-height="false" fo:keep-together="always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8" style:family="table-row">
      <style:table-row-properties style:min-row-height="0.3701in" style:use-optimal-row-height="false" fo:keep-together="always"/>
    </style:style>
    <style:style style:name="TableCell8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9" style:family="table-row">
      <style:table-row-properties style:min-row-height="0.3562in" style:use-optimal-row-height="false" fo:keep-together="always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6" style:family="table-row">
      <style:table-row-properties style:min-row-height="0.3618in" style:use-optimal-row-height="false" fo:keep-together="always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3" style:family="table-row">
      <style:table-row-properties style:min-row-height="0.377in" style:use-optimal-row-height="false" fo:keep-together="always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style:line-break="normal" style:punctuation-wrap="simple" style:text-autospace="none" style:snap-to-layout-grid="false" style:line-height-at-least="0.1666in"/>
    </style:style>
    <style:style style:name="T116" style:parent-style-name="預設段落字型" style:family="text">
      <style:text-properties style:font-name="標楷體" style:font-name-asian="標楷體" fo:font-size="10pt" style:font-size-asian="10pt"/>
    </style:style>
    <style:style style:name="T117" style:parent-style-name="預設段落字型" style:family="text">
      <style:text-properties style:font-name="標楷體" style:font-name-asian="標楷體" fo:font-size="10pt" style:font-size-asian="10pt"/>
    </style:style>
    <style:style style:name="T118" style:parent-style-name="預設段落字型" style:family="text">
      <style:text-properties style:font-name="標楷體" style:font-name-asian="標楷體" fo:font-size="10pt" style:font-size-asian="10pt"/>
    </style:style>
    <style:style style:name="T119" style:parent-style-name="預設段落字型" style:family="text">
      <style:text-properties style:font-name="標楷體" style:font-name-asian="標楷體" fo:font-size="10pt" style:font-size-asian="10pt"/>
    </style:style>
    <style:style style:name="T120" style:parent-style-name="預設段落字型" style:family="text">
      <style:text-properties style:font-name="標楷體" style:font-name-asian="標楷體" fo:font-size="10pt" style:font-size-asian="10pt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5" style:family="table-row">
      <style:table-row-properties style:min-row-height="0.3541in" style:use-optimal-row-height="false" fo:keep-together="always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2" style:family="table-row">
      <style:table-row-properties style:min-row-height="0.3687in" style:use-optimal-row-height="false" fo:keep-together="always"/>
    </style:style>
    <style:style style:name="TableCell13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3" style:family="table-row">
      <style:table-row-properties style:min-row-height="0.2111in" style:use-optimal-row-height="false" fo:keep-together="always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0" style:family="table-row">
      <style:table-row-properties style:min-row-height="0.3611in" style:use-optimal-row-height="false" fo:keep-together="always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style:line-break="normal" style:punctuation-wrap="simple" style:text-autospace="none" style:snap-to-layout-grid="false" style:line-height-at-least="0.1666in"/>
    </style:style>
    <style:style style:name="T153" style:parent-style-name="預設段落字型" style:family="text">
      <style:text-properties style:font-name="標楷體" style:font-name-asian="標楷體" fo:font-size="10pt" style:font-size-asian="10pt"/>
    </style:style>
    <style:style style:name="T154" style:parent-style-name="預設段落字型" style:family="text">
      <style:text-properties style:font-name="標楷體" style:font-name-asian="標楷體" fo:font-size="10pt" style:font-size-asian="10pt"/>
    </style:style>
    <style:style style:name="T155" style:parent-style-name="預設段落字型" style:family="text">
      <style:text-properties style:font-name="標楷體" style:font-name-asian="標楷體" fo:font-size="10pt" style:font-size-asian="10pt"/>
    </style:style>
    <style:style style:name="T156" style:parent-style-name="預設段落字型" style:family="text">
      <style:text-properties style:font-name="標楷體" style:font-name-asian="標楷體" fo:font-size="10pt" style:font-size-asian="10pt"/>
    </style:style>
    <style:style style:name="TableCell1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61" style:family="table-row">
      <style:table-row-properties style:min-row-height="0.3763in" style:use-optimal-row-height="false" fo:keep-together="always"/>
    </style:style>
    <style:style style:name="TableCell16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72" style:family="table-row">
      <style:table-row-properties style:min-row-height="0.3506in" style:use-optimal-row-height="false" fo:keep-together="always"/>
    </style:style>
    <style:style style:name="TableCell17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4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6" style:parent-style-name="Standard" style:family="paragraph">
      <style:paragraph-properties style:snap-to-layout-grid="false" style:line-height-at-least="0.1527in"/>
      <style:text-properties style:font-name="標楷體" style:font-name-asian="標楷體" style:font-weight-complex="bold" fo:font-size="10pt" style:font-size-asian="10pt"/>
    </style:style>
    <style:style style:name="TableCell1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8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83" style:family="table-row">
      <style:table-row-properties style:min-row-height="0.3034in" style:use-optimal-row-height="false" fo:keep-together="always"/>
    </style:style>
    <style:style style:name="TableCell1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5" style:parent-style-name="Standard" style:family="paragraph">
      <style:paragraph-properties style:line-break="normal" style:punctuation-wrap="simple" style:text-autospace="none" style:snap-to-layout-grid="false" style:line-height-at-least="0.1527in"/>
    </style:style>
    <style:style style:name="T186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87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88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89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0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1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2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3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4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195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1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200" style:family="table-row">
      <style:table-row-properties style:min-row-height="0.125in" style:use-optimal-row-height="false" fo:keep-together="always"/>
    </style:style>
    <style:style style:name="TableCell20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2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11" style:family="table-row">
      <style:table-row-properties style:min-row-height="0.125in" style:use-optimal-row-height="false" fo:keep-together="always"/>
    </style:style>
    <style:style style:name="TableCell2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2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18" style:family="table-row">
      <style:table-row-properties style:min-row-height="0.125in" style:use-optimal-row-height="false" fo:keep-together="always"/>
    </style:style>
    <style:style style:name="TableCell2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2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25" style:family="table-row">
      <style:table-row-properties style:min-row-height="0.125in" style:use-optimal-row-height="false" fo:keep-together="always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2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32" style:family="table-row">
      <style:table-row-properties style:min-row-height="0.125in" style:use-optimal-row-height="false" fo:keep-together="always"/>
    </style:style>
    <style:style style:name="TableCell2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2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39" style:family="table-row">
      <style:table-row-properties style:min-row-height="0.427in" style:use-optimal-row-height="false" fo:keep-together="always"/>
    </style:style>
    <style:style style:name="TableCell24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2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3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2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2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2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9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25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51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252" style:family="table-row">
      <style:table-row-properties style:min-row-height="0.7777in" style:use-optimal-row-height="false" fo:keep-together="always"/>
    </style:style>
    <style:style style:name="TableCell253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5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5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56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5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25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259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局部排氣設備<text:s text:c="2"/>定期檢查表<text:s/>(每年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/>單位</text:p>
          </table:table-cell>
          <table:table-cell table:style-name="TableCell21" table:number-columns-spanned="3">
            <text:p text:style-name="P22"/>
          </table:table-cell>
          <table:covered-table-cell/>
          <table:covered-table-cell/>
          <table:table-cell table:style-name="TableCell23">
            <text:p text:style-name="P24">位置</text:p>
          </table:table-cell>
          <table:table-cell table:style-name="TableCell25" table:number-columns-spanned="6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">
            <text:p text:style-name="P28">檢查</text:p>
            <text:p text:style-name="P29">日期</text:p>
          </table:table-cell>
          <table:table-cell table:style-name="TableCell30" table:number-columns-spanned="3">
            <text:p text:style-name="P31">年　　月　　日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項次</text:p>
          </table:table-cell>
          <table:table-cell table:style-name="TableCell35">
            <text:p text:style-name="P36">檢查項目</text:p>
          </table:table-cell>
          <table:table-cell table:style-name="TableCell37" table:number-columns-spanned="5">
            <text:p text:style-name="P38">檢查基準</text:p>
          </table:table-cell>
          <table:covered-table-cell/>
          <table:covered-table-cell/>
          <table:covered-table-cell/>
          <table:covered-table-cell/>
          <table:table-cell table:style-name="TableCell39">
            <text:p text:style-name="P40">檢查</text:p>
            <text:p text:style-name="P41">方法</text:p>
          </table:table-cell>
          <table:table-cell table:style-name="TableCell42" table:number-columns-spanned="2">
            <text:p text:style-name="P43">結果</text:p>
          </table:table-cell>
          <table:covered-table-cell/>
          <table:table-cell table:style-name="TableCell44" table:number-columns-spanned="4">
            <text:p text:style-name="P45">改善措施內容</text:p>
          </table:table-cell>
          <table:covered-table-cell/>
          <table:covered-table-cell/>
          <table:covered-table-cell/>
          <table:table-cell table:style-name="TableCell46">
            <text:p text:style-name="P47">改善追蹤</text:p>
          </table:table-cell>
        </table:table-row>
        <table:table-row table:style-name="TableRow48">
          <table:table-cell table:style-name="TableCell49" table:number-rows-spanned="4">
            <text:p text:style-name="P50">一</text:p>
          </table:table-cell>
          <table:table-cell table:style-name="TableCell51" table:number-rows-spanned="4">
            <text:p text:style-name="P52">氣罩</text:p>
          </table:table-cell>
          <table:table-cell table:style-name="TableCell53" table:number-columns-spanned="5">
            <text:p text:style-name="P54">應無磨損、腐蝕、凹凸或其他損傷</text:p>
          </table:table-cell>
          <table:covered-table-cell/>
          <table:covered-table-cell/>
          <table:covered-table-cell/>
          <table:covered-table-cell/>
          <table:table-cell table:style-name="TableCell55">
            <text:p text:style-name="P56"/>
          </table:table-cell>
          <table:table-cell table:style-name="TableCell57" table:number-columns-spanned="2">
            <text:p text:style-name="P58"/>
          </table:table-cell>
          <table:covered-table-cell/>
          <table:table-cell table:style-name="TableCell59" table:number-columns-spanned="4" table:number-rows-spanned="20">
            <text:p text:style-name="P60"/>
          </table:table-cell>
          <table:covered-table-cell/>
          <table:covered-table-cell/>
          <table:covered-table-cell/>
          <table:table-cell table:style-name="TableCell61" table:number-rows-spanned="20">
            <text:p text:style-name="P62"/>
          </table:table-cell>
        </table:table-row>
        <table:table-row table:style-name="TableRow6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64" table:number-columns-spanned="5">
            <text:p text:style-name="P65"><text:span text:style-name="T66">應無被移動</text:span><text:span text:style-name="T67">(</text:span><text:span text:style-name="T68">未復原定位</text:span><text:span text:style-name="T69">)</text:span></text:p>
          </table:table-cell>
          <table:covered-table-cell/>
          <table:covered-table-cell/>
          <table:covered-table-cell/>
          <table:covered-table-cell/>
          <table:table-cell table:style-name="TableCell70">
            <text:p text:style-name="P71"/>
          </table:table-cell>
          <table:table-cell table:style-name="TableCell72" table:number-columns-spanned="2">
            <text:p text:style-name="P7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75" table:number-columns-spanned="5">
            <text:p text:style-name="P76">吸入氣流狀態應正常，應無妨礙物</text:p>
          </table:table-cell>
          <table:covered-table-cell/>
          <table:covered-table-cell/>
          <table:covered-table-cell/>
          <table:covered-table-cell/>
          <table:table-cell table:style-name="TableCell77">
            <text:p text:style-name="P78"/>
          </table:table-cell>
          <table:table-cell table:style-name="TableCell79" table:number-columns-spanned="2">
            <text:p text:style-name="P8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2" table:number-columns-spanned="5">
            <text:p text:style-name="P83">濾層應無被污染、阻塞、破損等降低排氣機能</text:p>
          </table:table-cell>
          <table:covered-table-cell/>
          <table:covered-table-cell/>
          <table:covered-table-cell/>
          <table:covered-table-cell/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8">
          <table:table-cell table:style-name="TableCell89" table:number-rows-spanned="5">
            <text:p text:style-name="P90">二</text:p>
          </table:table-cell>
          <table:table-cell table:style-name="TableCell91" table:number-rows-spanned="5">
            <text:p text:style-name="P92">導管</text:p>
          </table:table-cell>
          <table:table-cell table:style-name="TableCell93" table:number-columns-spanned="5">
            <text:p text:style-name="P94">外部應無磨損、腐蝕、凹凸或其他損傷</text:p>
          </table:table-cell>
          <table:covered-table-cell/>
          <table:covered-table-cell/>
          <table:covered-table-cell/>
          <table:covered-table-cell/>
          <table:table-cell table:style-name="TableCell95">
            <text:p text:style-name="P96"/>
          </table:table-cell>
          <table:table-cell table:style-name="TableCell97" table:number-columns-spanned="2">
            <text:p text:style-name="P9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0" table:number-columns-spanned="5">
            <text:p text:style-name="P101">內部應無磨損、腐蝕或粉塵聚積情形</text:p>
          </table:table-cell>
          <table:covered-table-cell/>
          <table:covered-table-cell/>
          <table:covered-table-cell/>
          <table:covered-table-cell/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7" table:number-columns-spanned="5">
            <text:p text:style-name="P108">擋板動作應靈活可調節，開啟時吸氣功能應良好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4" table:number-columns-spanned="5">
            <text:p text:style-name="P115"><text:span text:style-name="T116">所有接觸之部份</text:span><text:span text:style-name="T117">(</text:span><text:span text:style-name="T118">如螺栓帽、墊圈等</text:span><text:span text:style-name="T119">)</text:span><text:span text:style-name="T120">應良好</text:span></text:p>
          </table:table-cell>
          <table:covered-table-cell/>
          <table:covered-table-cell/>
          <table:covered-table-cell/>
          <table:covered-table-cell/>
          <table:table-cell table:style-name="TableCell121">
            <text:p text:style-name="P122"/>
          </table:table-cell>
          <table:table-cell table:style-name="TableCell123" table:number-columns-spanned="2">
            <text:p text:style-name="P12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5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26" table:number-columns-spanned="5">
            <text:p text:style-name="P127">測定孔應順暢開閉</text:p>
          </table:table-cell>
          <table:covered-table-cell/>
          <table:covered-table-cell/>
          <table:covered-table-cell/>
          <table:covered-table-cell/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2">
          <table:table-cell table:style-name="TableCell133" table:number-rows-spanned="3">
            <text:p text:style-name="P134">三</text:p>
          </table:table-cell>
          <table:table-cell table:style-name="TableCell135" table:number-rows-spanned="3">
            <text:p text:style-name="P136">排氣機及電動機</text:p>
          </table:table-cell>
          <table:table-cell table:style-name="TableCell137" table:number-columns-spanned="5">
            <text:p text:style-name="P138">機殼外表應無磨損、腐蝕、凹凸或其他損傷</text:p>
          </table:table-cell>
          <table:covered-table-cell/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4" table:number-columns-spanned="5">
            <text:p text:style-name="P145">機殼內面、葉片及導流板應無磨損、腐蝕或粉塵聚積</text:p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51" table:number-columns-spanned="5">
            <text:p text:style-name="P152"><text:span text:style-name="T153">軸承應無異音</text:span><text:span text:style-name="T154">(</text:span><text:span text:style-name="T155">有注油</text:span><text:span text:style-name="T156">)</text:span></text:p>
          </table:table-cell>
          <table:covered-table-cell/>
          <table:covered-table-cell/>
          <table:covered-table-cell/>
          <table:covered-table-cell/>
          <table:table-cell table:style-name="TableCell157">
            <text:p text:style-name="P158"/>
          </table:table-cell>
          <table:table-cell table:style-name="TableCell159" table:number-columns-spanned="2">
            <text:p text:style-name="P16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1">
          <table:table-cell table:style-name="TableCell162">
            <text:p text:style-name="P163">四</text:p>
          </table:table-cell>
          <table:table-cell table:style-name="TableCell164">
            <text:p text:style-name="P165">傳動皮帶</text:p>
          </table:table-cell>
          <table:table-cell table:style-name="TableCell166" table:number-columns-spanned="5">
            <text:p text:style-name="P167">傳動輪、皮帶應無損傷、偏心及鬆動等情形</text:p>
          </table:table-cell>
          <table:covered-table-cell/>
          <table:covered-table-cell/>
          <table:covered-table-cell/>
          <table:covered-table-cell/>
          <table:table-cell table:style-name="TableCell168">
            <text:p text:style-name="P169"/>
          </table:table-cell>
          <table:table-cell table:style-name="TableCell170" table:number-columns-spanned="2">
            <text:p text:style-name="P17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2">
          <table:table-cell table:style-name="TableCell173" table:number-rows-spanned="2">
            <text:p text:style-name="P174">五</text:p>
          </table:table-cell>
          <table:table-cell table:style-name="TableCell175" table:number-rows-spanned="2">
            <text:p text:style-name="P176">吸氣排氣之能力</text:p>
          </table:table-cell>
          <table:table-cell table:style-name="TableCell177" table:number-columns-spanned="5">
            <text:p text:style-name="P178">排氣機之排風量應符合規定</text:p>
          </table:table-cell>
          <table:covered-table-cell/>
          <table:covered-table-cell/>
          <table:covered-table-cell/>
          <table:covered-table-cell/>
          <table:table-cell table:style-name="TableCell179">
            <text:p text:style-name="P180"/>
          </table:table-cell>
          <table:table-cell table:style-name="TableCell181" table:number-columns-spanned="2">
            <text:p text:style-name="P18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84" table:number-columns-spanned="5">
            <text:p text:style-name="P185"><text:span text:style-name="T186">控制風速</text:span><text:span text:style-name="T187">(</text:span><text:span text:style-name="T188">公尺</text:span><text:span text:style-name="T189">/</text:span><text:span text:style-name="T190">每秒</text:span><text:span text:style-name="T191">)</text:span><text:span text:style-name="T192">或靜壓值</text:span><text:span text:style-name="T193">(</text:span><text:span text:style-name="T194">壓差</text:span><text:span text:style-name="T195">)</text:span></text:p>
          </table:table-cell>
          <table:covered-table-cell/>
          <table:covered-table-cell/>
          <table:covered-table-cell/>
          <table:covered-table-cell/>
          <table:table-cell table:style-name="TableCell196">
            <text:p text:style-name="P197">儀表量測</text:p>
          </table:table-cell>
          <table:table-cell table:style-name="TableCell198" table:number-columns-spanned="2">
            <text:p text:style-name="P19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00">
          <table:table-cell table:style-name="TableCell201" table:number-rows-spanned="5">
            <text:p text:style-name="P202">六</text:p>
          </table:table-cell>
          <table:table-cell table:style-name="TableCell203" table:number-rows-spanned="5">
            <text:p text:style-name="P204">其他保持性能之必要事項</text:p>
          </table:table-cell>
          <table:table-cell table:style-name="TableCell205" table:number-columns-spanned="5">
            <text:p text:style-name="P206">應無外來氣流影響氣罩效率</text:p>
          </table:table-cell>
          <table:covered-table-cell/>
          <table:covered-table-cell/>
          <table:covered-table-cell/>
          <table:covered-table-cell/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1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12" table:number-columns-spanned="5">
            <text:p text:style-name="P213">氣罩中應無堆積塵埃</text:p>
          </table:table-cell>
          <table:covered-table-cell/>
          <table:covered-table-cell/>
          <table:covered-table-cell/>
          <table:covered-table-cell/>
          <table:table-cell table:style-name="TableCell214">
            <text:p text:style-name="P215"/>
          </table:table-cell>
          <table:table-cell table:style-name="TableCell216" table:number-columns-spanned="2">
            <text:p text:style-name="P21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1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19" table:number-columns-spanned="5">
            <text:p text:style-name="P220">護罩及其安裝部之狀況應良好</text:p>
          </table:table-cell>
          <table:covered-table-cell/>
          <table:covered-table-cell/>
          <table:covered-table-cell/>
          <table:covered-table-cell/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5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26" table:number-columns-spanned="5">
            <text:p text:style-name="P227">控制盤之狀況應良好</text:p>
          </table:table-cell>
          <table:covered-table-cell/>
          <table:covered-table-cell/>
          <table:covered-table-cell/>
          <table:covered-table-cell/>
          <table:table-cell table:style-name="TableCell228">
            <text:p text:style-name="P229"/>
          </table:table-cell>
          <table:table-cell table:style-name="TableCell230" table:number-columns-spanned="2">
            <text:p text:style-name="P23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3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33" table:number-columns-spanned="5">
            <text:p text:style-name="P234">馬達應無故障或異聲</text:p>
          </table:table-cell>
          <table:covered-table-cell/>
          <table:covered-table-cell/>
          <table:covered-table-cell/>
          <table:covered-table-cell/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39">
          <table:table-cell table:style-name="TableCell240" table:number-columns-spanned="2">
            <text:p text:style-name="P241">檢查人員簽名</text:p>
          </table:table-cell>
          <table:covered-table-cell/>
          <table:table-cell table:style-name="TableCell242">
            <text:p text:style-name="P243"/>
          </table:table-cell>
          <table:table-cell table:style-name="TableCell244" table:number-columns-spanned="3">
            <text:p text:style-name="P245">實驗室負責人簽名</text:p>
          </table:table-cell>
          <table:covered-table-cell/>
          <table:covered-table-cell/>
          <table:table-cell table:style-name="TableCell246" table:number-columns-spanned="3">
            <text:p text:style-name="P247"/>
          </table:table-cell>
          <table:covered-table-cell/>
          <table:covered-table-cell/>
          <table:table-cell table:style-name="TableCell248" table:number-columns-spanned="4">
            <text:p text:style-name="P249">系所主管簽名</text:p>
          </table:table-cell>
          <table:covered-table-cell/>
          <table:covered-table-cell/>
          <table:covered-table-cell/>
          <table:table-cell table:style-name="TableCell250" table:number-columns-spanned="2">
            <text:p text:style-name="P251"/>
          </table:table-cell>
          <table:covered-table-cell/>
        </table:table-row>
        <table:table-row table:style-name="TableRow252">
          <table:table-cell table:style-name="TableCell253">
            <text:p text:style-name="P254">說</text:p>
            <text:p text:style-name="P255">明</text:p>
          </table:table-cell>
          <table:table-cell table:style-name="TableCell256" table:number-columns-spanned="14">
            <text:p text:style-name="P257">1.<text:s/>檢查結果:正常ˇ，異常須送修或改善×。</text:p>
            <text:p text:style-name="P258">2.<text:s/>表格備存三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15:00Z</meta:creation-date>
    <dc:date>2020-04-14T05:53:00Z</dc:date>
    <meta:print-date>2009-11-11T09:43:00Z</meta:print-date>
    <meta:template xlink:href="Normal" xlink:type="simple"/>
    <meta:editing-cycles>12</meta:editing-cycles>
    <meta:editing-duration>PT300S</meta:editing-duration>
    <meta:document-statistic meta:page-count="1" meta:paragraph-count="1" meta:word-count="96" meta:character-count="646" meta:row-count="4" meta:non-whitespace-character-count="551"/>
  </office:meta>
</office:document-meta>
</file>